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paragraph-properties fo:text-align="center" style:justify-single-word="false"/>
    </style:style>
    <style:style style:name="P5" style:family="paragraph" style:parent-style-name="Definitions">
      <style:text-properties fo:font-style="italic" style:font-style-asian="italic" style:font-style-complex="italic"/>
    </style:style>
    <style:style style:name="P6" style:family="paragraph" style:parent-style-name="Definitions">
      <style:text-properties fo:font-style="normal" style:font-style-asian="normal" style:font-style-complex="normal"/>
    </style:style>
    <style:style style:name="P7" style:family="paragraph" style:parent-style-name="Text_20_body">
      <style:paragraph-properties fo:margin-left="0.25in" fo:margin-right="0in" fo:text-indent="-0.25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text-properties fo:font-style="normal" style:font-style-asian="normal" style:font-style-complex="normal"/>
    </style:style>
    <style:style style:name="P14"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5"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Definition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4">William H. Duquette</text:p>
      <text:p text:style-name="P4"/>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Introduction<text:tab/>3</text:p>
          <text:p text:style-name="P18"><text:s/>1.1 Scope<text:tab/>3</text:p>
          <text:p text:style-name="P18"><text:s/>1.2 Requirements for Spiral One<text:tab/>3</text:p>
          <text:p text:style-name="P18"><text:s/>1.3 Simplifying Assumptions<text:tab/>4</text:p>
          <text:p text:style-name="P17"><text:s/>2.Neighborhood Group Population<text:tab/>5</text:p>
          <text:p text:style-name="P18"><text:s/>2.1 Civilian Units<text:tab/>5</text:p>
          <text:p text:style-name="P18"><text:s/>2.2 Civilian Attrition<text:tab/>5</text:p>
          <text:p text:style-name="P17"><text:s/>3.Neighborhood Population<text:tab/>7</text:p>
        </text:index-body>
      </text:table-of-content>
      <text:p text:style-name="Text_20_body"/>
      <text:h text:style-name="Heading_20_1" text:outline-level="1">Introduction</text:h>
      <text:p text:style-name="Text_20_body">The Athena Demographics model (DEMOG)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1367109977" text:style-name="L1">
        <text:list-item>
          <text:p text:style-name="P8">The base population, by neighborhood group, as of time 0.</text:p>
        </text:list-item>
        <text:list-item>
          <text:p text:style-name="P8">The number of deaths due to attrition for each neighborhood group.</text:p>
        </text:list-item>
        <text:list-item>
          <text:p text:style-name="P8">The explicit population, as represented by civilian unit icons.</text:p>
        </text:list-item>
        <text:list-item>
          <text:p text:style-name="P8">Displaced population, as represented by civilian unit icons located outside their neighborhood of origin.</text:p>
        </text:list-item>
      </text:list>
      <text:p text:style-name="Text_20_body">And, taking all of these into account,</text:p>
      <text:list xml:id="list2025665741" text:style-name="L2">
        <text:list-item>
          <text:p text:style-name="P9">The total population of a neighborhood group in its own neighborhood at the current time, whether represented implicitly or in units.</text:p>
        </text:list-item>
        <text:list-item>
          <text:p text:style-name="P9">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One</text:h>
      <text:p text:style-name="Text_20_body">The Spiral One demographic is intended to be as simple as possible while meeting the needs of the other Athena models. <text:s/>In particular:</text:p>
      <text:list xml:id="list2007218258" text:style-name="L3">
        <text:list-item>
          <text:p text:style-name="P10">GRAM requires the current population of each neighborhood group.</text:p>
        </text:list-item>
        <text:list-item>
          <text:p text:style-name="P10">The Economics model requires the current population and labor force in each neighborhood.</text:p>
        </text:list-item>
        <text:list-item>
          <text:p text:style-name="P10"><text:soft-page-break/>The Ground model requires that the civilian population of a neighborhood can be displaced to other neighborhoods in the form of units.</text:p>
        </text:list-item>
        <text:list-item>
          <text:p text:style-name="P10">The Athena Attrition Model (AAM) requires that the civilian population can take collateral damage as the result of combat between forces.</text:p>
        </text:list-item>
      </text:list>
      <text:p text:style-name="P7">Consequently,</text:p>
      <text:list xml:id="list2116798960" text:style-name="L4">
        <text:list-item>
          <text:p text:style-name="P11">The playbox population is initially stated as the population of each neighborhood group.</text:p>
        </text:list-item>
        <text:list-item>
          <text:p text:style-name="P11">Civilian population can be implicit (tracked by neighborhood group) or explicit (tracked by civilian unit icons).</text:p>
        </text:list-item>
        <text:list-item>
          <text:p text:style-name="P11">Implicit population can be made explicit by moving people into units.</text:p>
        </text:list-item>
        <text:list-item>
          <text:p text:style-name="P11">Explicit population can be made implicit by moving people out of units.</text:p>
        </text:list-item>
        <text:list-item>
          <text:p text:style-name="P11">Explicit population can be <text:span text:style-name="T1">displaced</text:span><text:span text:style-name="T2">; that is, a unit belonging to a neighborhood group can be moved out of its neighborhood of origin.</text:span></text:p>
        </text:list-item>
        <text:list-item>
          <text:p text:style-name="P14">The reason for the displacement can be indicated by by setting the unit's activity, e.g., to REFUGEE; however, this is outside the scope of DEMOG.</text:p>
        </text:list-item>
        <text:list-item>
          <text:p text:style-name="P15">Both implicit and explicit population can be attrited.</text:p>
        </text:list-item>
      </text:list>
      <text:h text:style-name="Heading_20_2" text:outline-level="2">Simplifying Assumptions</text:h>
      <text:p text:style-name="Text_20_body">In order to keep DEMOG within the realm of the possible we will make the following simplifying assumptions in Spiral One:</text:p>
      <text:list xml:id="list1726262561" text:style-name="L5">
        <text:list-item>
          <text:p text:style-name="P12">Births, and deaths from causes other than attrition, will not be tracked.</text:p>
        </text:list-item>
        <text:list-item>
          <text:p text:style-name="P12">The population does not age.</text:p>
        </text:list-item>
        <text:list-item>
          <text:p text:style-name="P12">The labor force is a simple fraction of the total population.</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9"><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2"><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3"><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5"><draw:frame draw:style-name="fr1" draw:name="Object12" text:anchor-type="as-char" svg:width="0.6602in" svg:height="0.278in" draw:z-index="4"><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6"/>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14"><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5"><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P6"/>
      <text:h text:style-name="P16" text:outline-level="2">Civilian Units</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5"><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6"><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P16" text:outline-level="2">Civilian Attrition</text:h>
      <text:p text:style-name="Text_20_body">Both implicit and explicit population can be attrited. <text:s/>Attrition to the implicit population is handled by <text:soft-page-break/>adding the casualties to <draw:frame draw:style-name="fr1" draw:name="Object17" text:anchor-type="as-char" svg:width="0.6583in" svg:height="0.2772in" draw:z-index="7"><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8"><draw:object xlink:href="./Object 18" xlink:type="simple" xlink:show="embed" xlink:actuate="onLoad"/><draw:image xlink:href="./ObjectReplacements/Object 18"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1"><draw:object xlink:href="./Object 1" xlink:type="simple" xlink:show="embed" xlink:actuate="onLoad"/><draw:image xlink:href="./ObjectReplacements/Object 1" xlink:type="simple" xlink:show="embed" xlink:actuate="onLoad"/></draw:frame></text:span> as before.<text:note text:id="ftn1" text:note-class="footnote"><text:note-citation>1</text:note-citation><text:note-body><text:p text:style-name="Footnote">TBD: it is possible that only implicit population will be attrited in Spiral One.</text:p></text:note-body></text:note></text:p>
      <text:p text:style-name="P2">In either case, the number of casualties is limited to the population available.</text:p>
      <text:h text:style-name="Heading_20_1" text:outline-level="1">Neighborhood Population</text:h>
      <text:p text:style-name="Text_20_body">The total population of neighborhood <text:span text:style-name="T1">n</text:span><text:span text:style-name="T2"> is simply the implicit population of all civilian groups in the neighborhood plus all personnel in civilian units in the neighborhood:</text:span></text:p>
      <text:p text:style-name="Text_20_body"><text:span text:style-name="T2"><text:tab/></text:span><text:span text:style-name="T2"><draw:frame draw:style-name="fr1" draw:name="Object2" text:anchor-type="as-char" svg:width="2.5571in" svg:height="0.3846in" draw:z-index="1"><draw:object xlink:href="./Object 2" xlink:type="simple" xlink:show="embed" xlink:actuate="onLoad"/><draw:image xlink:href="./ObjectReplacements/Object 2" xlink:type="simple" xlink:show="embed" xlink:actuate="onLoad"/></draw:frame></text:span></text:p>
      <text:p text:style-name="P2">Where</text:p>
      <text:p text:style-name="Definitions"><text:span text:style-name="T2"><draw:frame draw:style-name="fr1" draw:name="Object3" text:anchor-type="as-char" svg:width="0.278in" svg:height="0.2772in" draw:z-index="10"><draw:object xlink:href="./Object 3" xlink:type="simple" xlink:show="embed" xlink:actuate="onLoad"/><draw:image xlink:href="./ObjectReplacements/Object 3" xlink:type="simple" xlink:show="embed" xlink:actuate="onLoad"/></draw:frame></text:span><text:span text:style-name="T2"><text:tab/>=<text:tab/>The implicit population, as defined above.</text:span></text:p>
      <text:p text:style-name="Definitions"><text:span text:style-name="T2"><draw:frame draw:style-name="fr1" draw:name="Object5" text:anchor-type="as-char" svg:width="0.789in" svg:height="0.2772in" draw:z-index="12"><draw:object xlink:href="./Object 5" xlink:type="simple" xlink:show="embed" xlink:actuate="onLoad"/><draw:image xlink:href="./ObjectReplacements/Object 5" xlink:type="simple" xlink:show="embed" xlink:actuate="onLoad"/></draw:frame></text:span><text:span text:style-name="T2"><text:tab/>=<text:tab/>The number of personnel in units belonging to group </text:span><text:span text:style-name="T1">g</text:span><text:span text:style-name="T2"> currently located in neighborhood </text:span><text:span text:style-name="T1">n</text:span><text:span text:style-name="T2">, whether displaced or not.</text:span></text:p>
      <text:p text:style-name="P6"/>
      <text:p text:style-name="Text_20_body">Total population determines the consumption of economic goods; everyone needs to eat. <text:s/>However, only a fraction of the population can work. <text:s/>The labor force in <text:span text:style-name="T1">n, </text:span><text:span text:style-name="T1"><draw:frame draw:style-name="fr1" draw:name="Object13" text:anchor-type="as-char" svg:width="0.2693in" svg:height="0.2772in" draw:z-index="13"><draw:object xlink:href="./Object 13" xlink:type="simple" xlink:show="embed" xlink:actuate="onLoad"/><draw:image xlink:href="./ObjectReplacements/Object 13" xlink:type="simple" xlink:show="embed" xlink:actuate="onLoad"/></draw:frame></text:span><text:span text:style-name="T1">, </text:span><text:span text:style-name="T2">can be defined as</text:span></text:p>
      <text:p text:style-name="Text_20_body"><text:tab/><draw:frame draw:style-name="fr1" draw:name="Object11" text:anchor-type="as-char" svg:width="1.7327in" svg:height="0.2772in" draw:z-index="16"><draw:object xlink:href="./Object 11" xlink:type="simple" xlink:show="embed" xlink:actuate="onLoad"/><draw:image xlink:href="./ObjectReplacements/Object 11" xlink:type="simple" xlink:show="embed" xlink:actuate="onLoad"/></draw:frame></text:p>
      <text:p text:style-name="Text_20_body">Where</text:p>
      <text:p text:style-name="Definitions">LFF<text:tab/>=<text:tab/><text:span text:style-name="T2">The labor force fraction, a model parameter nominally set to 0.6.</text:span></text:p>
      <text:p text:style-name="P6"/>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14" text:anchor-type="as-char" svg:width="4.2583in" svg:height="0.422in" draw:z-index="17"><draw:object xlink:href="./Object 14" xlink:type="simple" xlink:show="embed" xlink:actuate="onLoad"/><draw:image xlink:href="./ObjectReplacements/Object 14" xlink:type="simple" xlink:show="embed" xlink:actuate="onLoad"/></draw:frame></text:p>
      <text:p text:style-name="Text_20_body">Where</text:p>
      <text:p text:style-name="Definitions"><draw:frame draw:style-name="fr1" draw:name="Object15" text:anchor-type="as-char" svg:width="0.5453in" svg:height="0.2319in" draw:z-index="18"><draw:object xlink:href="./Object 15" xlink:type="simple" xlink:show="embed" xlink:actuate="onLoad"/><draw:image xlink:href="./ObjectReplacements/Object 15" xlink:type="simple" xlink:show="embed" xlink:actuate="onLoad"/></draw:frame><text:tab/>=<text:tab/><text:span text:style-name="T2">The labor force fraction, a model parameter that depends on the civilian activity (NONE, REFUGEE, etc.)</text:span><text:span text:style-name="T2"><text:note text:id="ftn2" text:note-class="footnote"><text:note-citation>2</text:note-citation><text:note-body><text:p text:style-name="Footnote">parmdb(5): TBD</text:p></text:note-body></text:note></text:span></text:p>
      <text:p text:style-name="P5">u<text:span text:style-name="T2"><text:tab/>=<text:tab/>A civilian unit in neighborhood </text:span>n<text:span text:style-name="T2">.</text:span></text:p>
      <text:p text:style-name="P5"><text:soft-page-break/><text:span text:style-name="T2"><draw:frame draw:style-name="fr1" draw:name="Object16" text:anchor-type="as-char" svg:width="0.1445in" svg:height="0.2772in" draw:z-index="19"><draw:object xlink:href="./Object 16" xlink:type="simple" xlink:show="embed" xlink:actuate="onLoad"/><draw:image xlink:href="./ObjectReplacements/Object 16" xlink:type="simple" xlink:show="embed" xlink:actuate="onLoad"/></draw:frame></text:span><text:span text:style-name="T2"><text:tab/>=<text:tab/>The activity assigned to unit </text:span>u<text:span text:style-name="T2">.</text:span></text:p>
      <text:p text:style-name="P6"><draw:frame draw:style-name="fr1" draw:name="Object20" text:anchor-type="as-char" svg:width="0.7362in" svg:height="0.2772in" draw:z-index="20"><draw:object xlink:href="./Object 20" xlink:type="simple" xlink:show="embed" xlink:actuate="onLoad"/><draw:image xlink:href="./ObjectReplacements/Object 20" xlink:type="simple" xlink:show="embed" xlink:actuate="onLoad"/></draw:frame><text:tab/>=<text:tab/>The personnel in unit <text:span text:style-name="T1">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0T07:49:27</dc:date>
    <meta:editing-duration>PT519H54M22S</meta:editing-duration>
    <meta:editing-cycles>212</meta:editing-cycles>
    <meta:generator>OpenOffice.org/3.0$Linux OpenOffice.org_project/300m15$Build-9379</meta:generator>
    <meta:print-date>2009-06-02T13:43:00</meta:print-date>
    <meta:printed-by>Will Duquette</meta:printed-by>
    <dc:creator>Will Duquette</dc:creator>
    <meta:document-statistic meta:table-count="0" meta:image-count="0" meta:object-count="21" meta:page-count="8" meta:paragraph-count="84" meta:word-count="995" meta:character-count="60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1/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15/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16/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3/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